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62cm"/>
    </style:style>
    <style:style style:name="co2" style:family="table-column">
      <style:table-column-properties fo:break-before="auto" style:column-width="4.2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Directory Name</text:p>
          </table:table-cell>
          <table:table-cell table:style-name="ce5" office:value-type="string" calcext:value-type="string">
            <text:p>No. Missing .xml 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02: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03: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06: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08: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09: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11: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12: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14: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15: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16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17: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18: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19: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20: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34: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35: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36: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37: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39: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40: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42: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43: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43044: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50004: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50007: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50009: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50015: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93001: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Sum:</text:p>
          </table:table-cell>
          <table:table-cell table:formula="of:=SUM([.B2:.B29])" office:value-type="float" office:value="134" calcext:value-type="float">
            <text:p>1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 style:data-style-name="N2" text:time-value="21:55:52.866970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0T17:04:04.836990660</meta:creation-date>
    <dc:date>2025-04-20T17:08:43.602776001</dc:date>
    <meta:editing-duration>PT4M38S</meta:editing-duration>
    <meta:editing-cycles>2</meta:editing-cycles>
    <meta:generator>LibreOffice/6.4.7.2$Linux_X86_64 LibreOffice_project/40$Build-2</meta:generator>
    <meta:document-statistic meta:table-count="1" meta:cell-count="60" meta:object-count="0"/>
  </office:meta>
</office:document-meta>
</file>